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default-cell-style-name="ce1"/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float" office:value="3">
            <text:p>3</text:p>
          </table:table-cell>
          <table:table-cell table:number-columns-repeated="8" table:style-name="ce1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6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number-columns-repeated="3"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2"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 table:style-name="Default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6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6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6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6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7" table:style-name="ce4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6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6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6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6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6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26/03/2020</text:date>, <text:time>15:0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15:08:07.96</dc:date>
    <meta:editing-duration>PT9H1M8S</meta:editing-duration>
    <meta:editing-cycles>32</meta:editing-cycles>
    <meta:generator>OpenOffice/4.1.5$Win32 OpenOffice.org_project/415m1$Build-9789</meta:generator>
    <meta:document-statistic meta:table-count="1" meta:cell-count="380" meta:object-count="0"/>
  </office:meta>
</office:document-meta>
</file>